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625in" style:rel-column-width="2340*"/>
    </style:style>
    <style:style style:name="Table5.D" style:family="table-column">
      <style:table-column-properties style:column-width="1.409in" style:rel-column-width="2029*"/>
    </style:style>
    <style:style style:name="Table5.E" style:family="table-column">
      <style:table-column-properties style:column-width="1.2118in" style:rel-column-width="1745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0.4375in" style:rel-column-width="630*"/>
    </style:style>
    <style:style style:name="Table6.B" style:family="table-column">
      <style:table-column-properties style:column-width="1.375in" style:rel-column-width="1980*"/>
    </style:style>
    <style:style style:name="Table6.C" style:family="table-column">
      <style:table-column-properties style:column-width="1.625in" style:rel-column-width="2340*"/>
    </style:style>
    <style:style style:name="Table6.D" style:family="table-column">
      <style:table-column-properties style:column-width="1.409in" style:rel-column-width="2029*"/>
    </style:style>
    <style:style style:name="Table6.E" style:family="table-column">
      <style:table-column-properties style:column-width="1.2118in" style:rel-column-width="1745*"/>
    </style:style>
    <style:style style:name="Table6.A1" style:family="table-cell">
      <style:table-cell-properties style:vertical-align="middle" fo:padding="0.0201in" fo:border="0.05pt solid #000000" style:writing-mode="page"/>
    </style:style>
    <style:style style:name="Table6.A2" style:family="table-cell">
      <style:table-cell-properties style:vertical-align="middle" fo:padding="0in" fo:border-left="0.05pt solid #000000" fo:border-right="none" fo:border-top="none" fo:border-bottom="0.05pt solid #000000" style:writing-mode="page"/>
    </style:style>
    <style:style style:name="Table6.F2" style:family="table-cell">
      <style:table-cell-properties style:vertical-align="middle" fo:padding="0in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8125in" style:rel-column-width="2610*"/>
    </style:style>
    <style:style style:name="Table7.B" style:family="table-column">
      <style:table-column-properties style:column-width="1.625in" style:rel-column-width="2340*"/>
    </style:style>
    <style:style style:name="Table7.C" style:family="table-column">
      <style:table-column-properties style:column-width="1.409in" style:rel-column-width="2029*"/>
    </style:style>
    <style:style style:name="Table7.D" style:family="table-column">
      <style:table-column-properties style:column-width="1.2118in" style:rel-column-width="1745*"/>
    </style:style>
    <style:style style:name="Table7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0201in" fo:border="0.05pt solid #000000" style:writing-mode="page"/>
    </style:style>
    <style:style style:name="Table8" style:family="table">
      <style:table-properties style:width="7.2701in" fo:break-before="page" table:align="margins"/>
    </style:style>
    <style:style style:name="Table8.A" style:family="table-column">
      <style:table-column-properties style:column-width="1.625in" style:rel-column-width="2340*"/>
    </style:style>
    <style:style style:name="Table8.B" style:family="table-column">
      <style:table-column-properties style:column-width="0.875in" style:rel-column-width="1260*"/>
    </style:style>
    <style:style style:name="Table8.C" style:family="table-column">
      <style:table-column-properties style:column-width="0.9375in" style:rel-column-width="1350*"/>
    </style:style>
    <style:style style:name="Table8.D" style:family="table-column">
      <style:table-column-properties style:column-width="0.25in" style:rel-column-width="360*"/>
    </style:style>
    <style:style style:name="Table8.E" style:family="table-column">
      <style:table-column-properties style:column-width="3.5826in" style:rel-column-width="5159*"/>
    </style:style>
    <style:style style:name="Table8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8.D1" style:family="table-cell">
      <style:table-cell-properties fo:padding="0in" fo:border="none" style:writing-mode="page"/>
    </style:style>
    <style:style style:name="Table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8.A4" style:family="table-cell">
      <style:table-cell-properties fo:padding="0.0201in" fo:border-left="0.05pt solid #000000" fo:border-right="none" fo:border-top="none" fo:border-bottom="none" style:writing-mode="page"/>
    </style:style>
    <style:style style:name="Table8.B4" style:family="table-cell">
      <style:table-cell-properties fo:padding="0.0201in" fo:border="none" style:writing-mode="page"/>
    </style:style>
    <style:style style:name="Table8.C4" style:family="table-cell">
      <style:table-cell-properties fo:padding="0.0201in" fo:border-left="none" fo:border-right="0.05pt solid #000000" fo:border-top="none" fo:border-bottom="none" style:writing-mode="page"/>
    </style:style>
    <style:style style:name="Table8.A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2701in" table:align="margins"/>
    </style:style>
    <style:style style:name="Table9.A" style:family="table-column">
      <style:table-column-properties style:column-width="7.2701in" style:rel-column-width="65535*"/>
    </style:style>
    <style:style style:name="Table9.A1" style:family="table-cell">
      <style:table-cell-properties style:vertical-align="middle" fo:padding="0.0201in" fo:border="0.05pt solid #000000" style:writing-mode="page"/>
    </style:style>
    <style:style style:name="P1" style:family="paragraph" style:parent-style-name="Standard">
      <style:text-properties style:font-name="Pyidaungsu" fo:font-size="10pt" officeooo:rsid="00041aef" style:font-size-asian="10pt" style:font-size-complex="10pt"/>
    </style:style>
    <style:style style:name="P2" style:family="paragraph" style:parent-style-name="Standard">
      <style:text-properties style:font-name="Pyidaungsu" fo:font-size="6pt" officeooo:rsid="00041aef" style:font-size-asian="5.25pt" style:font-size-complex="6pt"/>
    </style:style>
    <style:style style:name="P3" style:family="paragraph" style:parent-style-name="Standard">
      <style:text-properties officeooo:paragraph-rsid="00041aef"/>
    </style:style>
    <style:style style:name="P4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5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7" style:family="paragraph" style:parent-style-name="Standard">
      <style:paragraph-properties fo:margin-top="0.0791in" fo:margin-bottom="0.0791in" loext:contextual-spacing="false" fo:line-height="0.120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8" style:family="paragraph" style:parent-style-name="Standard">
      <style:paragraph-properties fo:margin-top="0.0791in" fo:margin-bottom="0.0791in" loext:contextual-spacing="false" fo:line-height="0.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margin-top="0.0791in" fo:margin-bottom="0.0791in" loext:contextual-spacing="false"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01dfa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10" style:family="paragraph" style:parent-style-name="Standard">
      <style:paragraph-properties fo:margin-top="0.0791in" fo:margin-bottom="0.0791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e4db" style:font-size-asian="10pt" style:font-style-asian="normal" style:font-weight-asian="bold" style:font-name-complex="Pyidaungsu" style:font-size-complex="10pt" style:font-weight-complex="bold" style:text-emphasize="none"/>
    </style:style>
    <style:style style:name="P11" style:family="paragraph" style:parent-style-name="Standard" style:list-style-name="L2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2" style:family="paragraph" style:parent-style-name="Standard" style:list-style-name="L7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3" style:family="paragraph" style:parent-style-name="Standard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1e3360" style:font-size-asian="10pt" style:font-style-asian="normal" style:font-weight-asian="normal" style:font-name-complex="Pyidaungsu" style:font-size-complex="10pt" style:font-weight-complex="normal" style:text-emphasize="none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01dfa51" style:font-size-asian="10pt" style:font-style-asian="normal" style:font-weight-asian="bold" style:font-name-complex="Pyidaungsu" style:font-size-complex="10pt" style:font-weight-complex="bold" style:text-emphasize="non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rsid="001811e8" officeooo:paragraph-rsid="001dfa51" style:font-size-asian="9pt" style:font-style-asian="normal" style:font-weight-asian="bold" style:font-name-complex="Pyidaungsu" style:font-size-complex="9pt" style:font-weight-complex="bold" style:text-emphasize="none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8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c52b2" style:font-size-asian="10pt" style:font-style-asian="normal" style:font-weight-asian="normal" style:font-name-complex="Pyidaungsu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b0650" style:font-size-asian="10pt" style:font-style-asian="normal" style:font-weight-asian="normal" style:font-name-complex="Pyidaungsu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font-weight-complex="normal" style:text-emphasize="none"/>
    </style:style>
    <style:style style:name="P25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b0650" style:font-size-asian="10pt" style:font-style-asian="normal" style:font-weight-asian="normal" style:font-name-complex="Pyidaungsu" style:font-size-complex="10pt" style:font-weight-complex="normal" style:text-emphasize="none"/>
    </style:style>
    <style:style style:name="P26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27" style:family="paragraph" style:parent-style-name="Standard">
      <style:paragraph-properties fo:margin-top="0in" fo:margin-bottom="0in" loext:contextual-spacing="false" fo:line-height="0.1799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28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2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font-name="Pyidaungsu" fo:font-size="10pt" officeooo:paragraph-rsid="000c52b2" style:font-size-asian="10pt" style:font-name-complex="Pyidaungsu" style:font-size-complex="10pt"/>
    </style:style>
    <style:style style:name="P30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Pyidaungsu" fo:font-size="6pt" officeooo:paragraph-rsid="000f9ae3" style:font-size-asian="5.25pt" style:font-size-complex="6pt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10pt" officeooo:rsid="002359be" officeooo:paragraph-rsid="000f9ae3" style:font-size-asian="10pt" style:font-name-complex="Pyidaungsu" style:font-size-complex="10pt"/>
    </style:style>
    <style:style style:name="P3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011c3f7" style:font-size-asian="10pt" style:font-style-asian="normal" style:font-weight-asian="normal" style:font-name-complex="Pyidaungsu" style:font-size-complex="10pt"/>
    </style:style>
    <style:style style:name="P34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35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36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37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8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c3f7" style:font-size-asian="10pt" style:font-style-asian="normal" style:font-weight-asian="bold" style:font-name-complex="Pyidaungsu" style:font-size-complex="10pt" style:font-weight-complex="bold" style:text-emphasize="none"/>
    </style:style>
    <style:style style:name="P39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7pt" fo:font-style="normal" fo:text-shadow="none" style:text-underline-style="solid" style:text-underline-width="auto" style:text-underline-color="font-color" fo:font-weight="bold" officeooo:paragraph-rsid="0011c3f7" style:font-size-asian="6.09999990463257pt" style:font-style-asian="normal" style:font-weight-asian="bold" style:font-name-complex="Pyidaungsu" style:font-size-complex="7pt" style:font-weight-complex="bold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text-emphasize="none"/>
    </style:style>
    <style:style style:name="P44" style:family="paragraph" style:parent-style-name="Standard">
      <style:paragraph-properties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45" style:family="paragraph" style:parent-style-name="Standard">
      <style:paragraph-properties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Table_20_Contents">
      <style:paragraph-properties fo:line-height="0.1in"/>
      <style:text-properties style:font-name="Pyidaungsu" fo:font-size="10pt" style:font-size-asian="10pt" style:font-size-complex="10pt"/>
    </style:style>
    <style:style style:name="P47" style:family="paragraph" style:parent-style-name="Table_20_Contents">
      <style:paragraph-properties fo:line-height="0.1799in"/>
      <style:text-properties style:font-name="Pyidaungsu" fo:font-size="10pt" style:font-size-asian="10pt" style:font-name-complex="Pyidaungsu" style:font-size-complex="10pt"/>
    </style:style>
    <style:style style:name="P48" style:family="paragraph" style:parent-style-name="Table_20_Contents">
      <style:paragraph-properties fo:margin-top="0.0398in" fo:margin-bottom="0.0398in" loext:contextual-spacing="false" fo:line-height="100%"/>
      <style:text-properties style:font-name="Pyidaungsu" fo:font-size="10pt" style:font-size-asian="10pt" style:font-name-complex="Pyidaungsu" style:font-size-complex="10pt"/>
    </style:style>
    <style:style style:name="P49" style:family="paragraph" style:parent-style-name="Table_20_Contents">
      <style:paragraph-properties fo:margin-top="0.0398in" fo:margin-bottom="0.0398in" loext:contextual-spacing="false" fo:line-height="0.1799in"/>
      <style:text-properties style:font-name="Pyidaungsu" fo:font-size="10pt" style:font-size-asian="10pt" style:font-name-complex="Pyidaungsu" style:font-size-complex="10pt"/>
    </style:style>
    <style:style style:name="P50" style:family="paragraph" style:parent-style-name="Table_20_Contents">
      <style:paragraph-properties fo:margin-top="0.0398in" fo:margin-bottom="0.0398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013515c" style:font-size-asian="10pt" style:font-style-asian="normal" style:font-weight-asian="normal" style:font-name-complex="Pyidaungsu" style:font-size-complex="10pt" style:text-emphasize="none"/>
    </style:style>
    <style:style style:name="P51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size-complex="10pt"/>
    </style:style>
    <style:style style:name="P52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53" style:family="paragraph" style:parent-style-name="Table_20_Contents">
      <style:paragraph-properties fo:margin-top="0in" fo:margin-bottom="0in" loext:contextual-spacing="false" fo:line-height="115%"/>
      <style:text-properties style:font-name="Pyidaungsu" fo:font-size="10pt" style:font-size-asian="10pt" style:font-name-complex="Pyidaungsu" style:font-size-complex="10pt"/>
    </style:style>
    <style:style style:name="P54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Arial1" fo:font-size="10pt" officeooo:rsid="0893ae0e" officeooo:paragraph-rsid="000f9ae3" style:font-size-asian="10pt" style:font-name-complex="Pyidaungsu" style:font-size-complex="10pt"/>
    </style:style>
    <style:style style:name="P55" style:family="paragraph" style:parent-style-name="Table_20_Contents">
      <style:paragraph-properties fo:margin-top="0.0791in" fo:margin-bottom="0.0791in" loext:contextual-spacing="false" fo:line-height="0.120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Pyidaungsu" fo:font-size="10pt" officeooo:paragraph-rsid="000f9ae3" style:font-size-asian="10pt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0.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58" style:family="paragraph">
      <loext:graphic-properties draw:fill="none"/>
      <style:paragraph-properties fo:text-align="center"/>
    </style:style>
    <style:style style:name="P59" style:family="paragraph">
      <loext:graphic-properties draw:fill="none"/>
      <style:paragraph-properties fo:text-align="center"/>
      <style:text-properties fo:font-size="12pt"/>
    </style:style>
    <style:style style:name="P60" style:family="paragraph">
      <loext:graphic-properties draw:fill="none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style:font-name="Arial1" officeooo:rsid="001811e8" style:font-name-complex="Arial1" style:font-style-complex="normal" style:font-weight-complex="normal" style:text-overline-style="none" style:text-overline-color="font-color"/>
    </style:style>
    <style:style style:name="T4" style:family="text">
      <style:text-properties style:font-name="Arial1" officeooo:rsid="018a088d" style:font-name-complex="Arial1" style:font-style-complex="normal" style:text-overline-style="none" style:text-overline-color="font-color"/>
    </style:style>
    <style:style style:name="T5" style:family="text">
      <style:text-properties style:font-name="Arial1" officeooo:rsid="0016aab4" style:font-name-complex="Arial1" style:font-style-complex="normal" style:text-overline-style="none" style:text-overline-color="font-color"/>
    </style:style>
    <style:style style:name="T6" style:family="text">
      <style:text-properties style:font-name="Arial1" officeooo:rsid="0780cfca" style:font-name-complex="Arial1" style:font-style-complex="normal" style:text-overline-style="none" style:text-overline-color="font-color"/>
    </style:style>
    <style:style style:name="T7" style:family="text">
      <style:text-properties fo:font-size="8pt" officeooo:rsid="088bc3b2" style:font-size-asian="8pt" style:font-size-complex="8pt"/>
    </style:style>
    <style:style style:name="T8" style:family="text">
      <style:text-properties fo:font-size="8pt" officeooo:rsid="088d7551" style:font-size-asian="8pt" style:font-size-complex="8pt"/>
    </style:style>
    <style:style style:name="T9" style:family="text">
      <style:text-properties style:font-name="Pyidaungsu" fo:font-size="6pt" officeooo:rsid="01b3066c" style:font-size-asian="6pt" style:font-size-complex="6pt"/>
    </style:style>
    <style:style style:name="T10" style:family="text">
      <style:text-properties style:font-name="Pyidaungsu" fo:font-size="10pt" officeooo:rsid="077fdb0c" style:font-size-asian="10pt" style:font-name-complex="Pyidaungsu" style:font-size-complex="10pt"/>
    </style:style>
    <style:style style:name="T11" style:family="text">
      <style:text-properties style:font-name="Pyidaungsu" fo:font-size="10pt" officeooo:rsid="02df8f7e" style:font-size-asian="10pt" style:font-name-complex="Pyidaungsu" style:font-size-complex="10pt"/>
    </style:style>
    <style:style style:name="T12" style:family="text">
      <style:text-properties style:font-name="Pyidaungsu" fo:font-size="10pt" officeooo:rsid="02e24ff3" style:font-size-asian="10pt" style:font-name-complex="Pyidaungsu" style:font-size-complex="10pt"/>
    </style:style>
    <style:style style:name="T13" style:family="text">
      <style:text-properties officeooo:rsid="01b3066c"/>
    </style:style>
    <style:style style:name="T1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61d02" style:font-style-asian="normal" style:font-weight-asian="normal" style:font-weight-complex="normal" style:text-emphasize="none"/>
    </style:style>
    <style:style style:name="T19" style:family="text">
      <style:text-properties style:font-name="Pyidaungsu1"/>
    </style:style>
    <style:style style:name="T20" style:family="text">
      <style:text-properties style:font-name="Pyidaungsu1" officeooo:rsid="001811e8" style:font-style-complex="normal" style:font-weight-complex="normal" style:text-overline-style="none" style:text-overline-color="font-color"/>
    </style:style>
    <style:style style:name="T21" style:family="text">
      <style:text-properties officeooo:rsid="088fed90" style:font-size-asian="6pt"/>
    </style:style>
    <style:style style:name="T22" style:family="text">
      <style:text-properties officeooo:rsid="06fb2665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1e4db"/>
    </style:style>
    <style:style style:name="T26" style:family="text">
      <style:text-properties style:font-name-complex="Arial1"/>
    </style:style>
    <style:style style:name="T27" style:family="text">
      <style:text-properties officeooo:rsid="00124150"/>
    </style:style>
    <style:style style:name="T28" style:family="text">
      <style:text-properties officeooo:rsid="082938f6"/>
    </style:style>
    <style:style style:name="T29" style:family="text">
      <style:text-properties officeooo:rsid="0016aab4"/>
    </style:style>
    <style:style style:name="T30" style:family="text">
      <style:text-properties officeooo:rsid="082fac51"/>
    </style:style>
    <style:style style:name="T31" style:family="text">
      <style:text-properties officeooo:rsid="070a934d"/>
    </style:style>
    <style:style style:name="T32" style:family="text">
      <style:text-properties officeooo:rsid="001811e8" style:font-style-complex="normal" style:font-weight-complex="normal" style:text-overline-style="none" style:text-overline-color="font-color"/>
    </style:style>
    <style:style style:name="T33" style:family="text">
      <style:text-properties style:font-name-complex="Lohit Devanaga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772in" fo:min-width="0.600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previous_tax_no" text:name="py3o.o.previous_tax_no"/>
        <text:user-field-decl office:value-type="string" office:string-value="company_name" text:name="py3o.o.company_id.name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  <text:user-field-decl office:value-type="string" office:string-value="children" text:name="py3o.o.children"/>
        <text:user-field-decl office:value-type="string" office:string-value="hr_head" text:name="py3o.o.company_id.hr_head_id.name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nrc" text:name="py3o.o.company_id.hr_head_id.nrc"/>
      </text:user-field-decls>
      <text:p text:style-name="P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r=obj%22" text:style-name="Internet_20_link" text:visited-style-name="Visited_20_Internet_20_Link"><text:span text:style-name="T7">with="r=obj"</text:span></text:a></text:p>
      <text:p text:style-name="P5"><text:a xlink:type="simple" xlink:href="py3o://for=%22e_obj%20in%20r.employee_ids%22" text:style-name="Internet_20_link" text:visited-style-name="Visited_20_Internet_20_Link"><text:span text:style-name="T8">for="e_obj in r.employee_ids"</text:span></text:a></text:p>
      <text:p text:style-name="P4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3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4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35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18">လစာဝင်ငွေခွန်နုတ်ယူပေးသွင်းခြင်းဆိုင်ရာ အထောက်အထား လက်မှတ်</text:p>
            <text:p text:style-name="P20">[ဝင်ငွေခွန်ဥပဒေပုဒ်မ ၁၆၊ ပုဒ်မခွဲ (က) ညွှန်း]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7">လစာဝင်ငွေခွန်နုတ်ယူခြင်းခံရသူ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17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29"><draw:line text:anchor-type="paragraph" draw:z-index="0" draw:name="Shape3_20" draw:style-name="gr1" draw:text-style-name="P58" svg:x1="0.8925in" svg:y1="0.2661in" svg:x2="3.3697in" svg:y2="0.2563in"><text:p/></draw:line><text:span text:style-name="T16">ဝန်ထမ်းအမည် <text:s/></text:span><text:span text:style-name="T14"><text:user-field-get text:name="py3o.o.name">name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table:number-rows-spanned="2" office:value-type="string">
            <text:p text:style-name="P29"><draw:line text:anchor-type="paragraph" draw:z-index="5" draw:name="Shape3_5" draw:style-name="gr1" draw:text-style-name="P59" svg:x1="1.7909in" svg:y1="0.2697in" svg:x2="3.4791in" svg:y2="0.2654in"><text:p/></draw:line><text:span text:style-name="T16">ကုမ္ပဏီ/ဌာန/အဖွဲ့အစည်းအမည် <text:s/></text:span><text:span text:style-name="T14"><text:user-field-get text:name="py3o.o.company_id.name">company_nam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29"><draw:line text:anchor-type="paragraph" draw:z-index="20" draw:name="Shape3_14" draw:style-name="gr1" draw:text-style-name="P58" svg:x1="0.8744in" svg:y1="0.2591in" svg:x2="3.3516in" svg:y2="0.2492in"><text:p/></draw:line><text:span text:style-name="T16">ရာထူး/တာဝန် <text:s text:c="2"/></text:span><text:span text:style-name="T14"><text:user-field-get text:name="py3o.o.job_id.name">job_name</text:user-field-get></text:span></text:p>
          </table:table-cell>
          <table:table-cell table:style-name="Table4.A1" office:value-type="string">
            <text:p text:style-name="P51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29"><draw:line text:anchor-type="paragraph" draw:z-index="2" draw:name="Shape3_2" draw:style-name="gr1" draw:text-style-name="P58" svg:x1="1.8535in" svg:y1="0.2551in" svg:x2="3.3535in" svg:y2="0.2453in"><text:p/></draw:line><text:span text:style-name="T16">နိင်ငံသားစိစစ်ရေးကတ်ပြားအမှတ် </text:span><text:span text:style-name="T14"><text:user-field-get text:name="py3o.o.nrc">nrc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29"><draw:line text:anchor-type="paragraph" draw:z-index="6" draw:name="Shape3_6" draw:style-name="gr1" draw:text-style-name="P59" svg:x1="1.8953in" svg:y1="0.2654in" svg:x2="3.4898in" svg:y2="0.2654in"><text:p/></draw:line><text:span text:style-name="T16">အခွန်ထမ်းမှတ်ပုံတင်အမှတ် (TIN) <text:s/></text:span><text:span text:style-name="T15"><text:user-field-get text:name="py3o.o.company_id.vat">va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9"><draw:line text:anchor-type="paragraph" draw:z-index="1" draw:name="Shape3_1" draw:style-name="gr1" draw:text-style-name="P58" svg:x1="0.7673in" svg:y1="0.2654in" svg:x2="3.3429in" svg:y2="0.2555in"><text:p/></draw:line>နေရပ်လိပ်စာ <text:s/><text:span text:style-name="T19"><text:user-field-get text:name="py3o.o.address_id.street">employee_street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19"><draw:line text:anchor-type="paragraph" draw:z-index="7" draw:name="Shape3_7" draw:style-name="gr1" draw:text-style-name="P59" svg:x1="0.4252in" svg:y1="0.2756in" svg:x2="3.4677in" svg:y2="0.2756in"><text:p/></draw:line>လိပ်စာ <text:s/><text:span text:style-name="T19"><text:user-field-get text:name="py3o.o.company_id.street">stree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9"><draw:line text:anchor-type="paragraph" draw:z-index="3" draw:name="Shape3_3" draw:style-name="gr1" draw:text-style-name="P59" svg:x1="1.6343in" svg:y1="0.2768in" svg:x2="3.385in" svg:y2="0.265in"><text:p/></draw:line>ယခင်အခွန်ပေးသွင်းခဲ့သည့်ရုံး <text:s/><text:span text:style-name="T19"><text:user-field-get text:name="py3o.o.previous_tax_office">previous_tax_office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table:number-rows-spanned="2" office:value-type="string">
            <text:p text:style-name="P19"><draw:line text:anchor-type="paragraph" draw:z-index="8" draw:name="Shape3_8" draw:style-name="gr1" draw:text-style-name="P59" svg:x1="1.6346in" svg:y1="0.2898in" svg:x2="3.5in" svg:y2="0.2862in"><text:p/></draw:line>စည်းကြပ်မှုခံယူသည့်အခွန်ရုံး <text:s/><text:span text:style-name="T19"><text:user-field-get text:name="py3o.o.company_id.tax_office">tax_offic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9"><draw:line text:anchor-type="paragraph" draw:z-index="4" draw:name="Shape3_4" draw:style-name="gr1" draw:text-style-name="P58" svg:x1="1.8846in" svg:y1="0.276in" svg:x2="3.3846in" svg:y2="0.2661in"><text:p/></draw:line>ယခင်အခွန်ထမ်းမှတ်ပုံတင်အမှတ် <text:s/><text:span text:style-name="T19"><text:user-field-get text:name="py3o.o.previous_tax_no">previous_tax_no</text:user-field-get></text:span></text:p>
          </table:table-cell>
          <table:table-cell table:style-name="Table4.A1" office:value-type="string">
            <text:p text:style-name="P51"/>
          </table:table-cell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row table:style-name="TableLine2776661443248">
          <table:table-cell table:style-name="Table5.A1" office:value-type="string">
            <text:p text:style-name="P40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row table:style-name="TableLine2776661353648">
          <table:table-cell table:style-name="Table6.A1" table:number-columns-spanned="6" office:value-type="string">
            <text:p text:style-name="P31"><text:a xlink:type="simple" xlink:href="py3o://for=%22i%20in%20range(1,13)%22" text:style-name="Internet_20_link" text:visited-style-name="Visited_20_Internet_20_Link"><text:span text:style-name="T21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76661353648">
          <table:table-cell table:style-name="Table6.A2" office:value-type="string">
            <text:p text:style-name="P54"><text:text-input text:description="py3o://function=&quot;r.number_list(i)&quot;">sr</text:text-input></text:p>
          </table:table-cell>
          <table:table-cell table:style-name="Table6.A2" office:value-type="string">
            <text:p text:style-name="P7"><text:text-input text:description="py3o://function=&quot;r.month_list(i, r.month)&quot;">month</text:text-input></text:p>
          </table:table-cell>
          <table:table-cell table:style-name="Table6.A2" office:value-type="string">
            <text:p text:style-name="P55"><text:text-input text:description="py3o://function=&quot;o._get_payslip(i, r.month, r.fiscal_year_id, 'NET')&quot;">salary</text:text-input></text:p>
          </table:table-cell>
          <table:table-cell table:style-name="Table6.A2" office:value-type="string">
            <text:p text:style-name="P55"><text:text-input text:description="py3o://function=&quot;o._get_payslip(i, r.month, r.fiscal_year_id, 'PIT')&quot;">tax</text:text-input></text:p>
          </table:table-cell>
          <table:table-cell table:style-name="Table6.A2" office:value-type="string">
            <text:p text:style-name="P56"><text:text-input text:description="py3o://function=&quot;o._get_batches_tax_no(i, r.month, r.fiscal_year_id)&quot;">tax_approve</text:text-input></text:p>
          </table:table-cell>
          <table:table-cell table:style-name="Table6.F2" office:value-type="string">
            <text:p text:style-name="P46"/>
          </table:table-cell>
        </table:table-row>
        <table:table-row table:style-name="TableLine2776661353648">
          <table:table-cell table:style-name="Table6.A3" table:number-columns-spanned="6" office:value-type="string">
            <text:p text:style-name="P32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row table:style-name="TableLine2776661410480">
          <table:table-cell table:style-name="Table7.A1" office:value-type="string">
            <text:p text:style-name="P8">စုစုပေါင်း</text:p>
          </table:table-cell>
          <table:table-cell table:style-name="Table7.B1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7.C1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7.D1" office:value-type="string">
            <text:p text:style-name="P46"/>
          </table:table-cell>
          <table:table-cell table:style-name="Table7.E1" office:value-type="string">
            <text:p text:style-name="P46"/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2776646634176">
          <table:table-cell table:style-name="Table8.A1" table:number-columns-spanned="3" office:value-type="string">
            <text:p text:style-name="P38">သက်သာခွင့်များ</text:p>
            <text:p text:style-name="P39"/>
          </table:table-cell>
          <table:covered-table-cell/>
          <table:covered-table-cell/>
          <table:table-cell table:style-name="Table8.D1" office:value-type="string">
            <text:p text:style-name="P48"/>
          </table:table-cell>
          <table:table-cell table:style-name="Table8.A1" table:number-rows-spanned="2" office:value-type="string">
            <text:p text:style-name="P36">အထက်ပါ အချက်အလက်များ မှန်ကန်ပါသည်။</text:p>
            <text:p text:style-name="P33"><draw:custom-shape text:anchor-type="paragraph" draw:z-index="19" draw:name="Shape1" draw:style-name="gr2" draw:text-style-name="P58" svg:width="0.876in" svg:height="0.8425in" svg:x="1.2902in" svg:y="-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နှုတ်ယူ</text:p>
            <text:p text:style-name="P33">ပေးသွင်းသူ </text:p>
            <text:p text:style-name="P28">ရုံးတံဆိပ်</text:p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25">(က)အခြေခံခွင့်ပြုငွေ (၂၀%) <text:s/><text:span text:style-name="T27">= <text:s text:c="2"/></text:span><text:span text:style-name="T28"><text:s text:c="2"/></text:span><text:span text:style-name="T4"><text:text-input text:description="py3o://function=&quot;o._get_basic_allowance(r.fiscal_year_id)&quot;">20p</text:text-input></text:span><text:span text:style-name="T28"><text:s text:c="3"/></text:span><text:span text:style-name="T29">ကျပ်</text:span></text:p>
            <text:p text:style-name="P25">(ခ) ခံစားခွင့်ရှိသည့် အတူနေမိဘ <text:span text:style-name="T29">( <text:s text:c="3"/></text:span><text:span text:style-name="T5"><text:text-input text:description="py3o://function=&quot;o._get_parents()&quot;">parents</text:text-input></text:span><text:span text:style-name="T29"><text:s text:c="4"/>)</text:span><text:span text:style-name="T22"> ဦး ရှိပါသည်။</text:span>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covered-table-cell/>
        </table:table-row>
        <table:table-row table:style-name="TableLine2776646634176">
          <table:table-cell table:style-name="Table8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11"> </text:span></text:p>
          </table:table-cell>
          <table:covered-table-cell/>
          <table:covered-table-cell/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7"/>
          </table:table-cell>
        </table:table-row>
        <table:table-row table:style-name="TableLine2776646634176">
          <table:table-cell table:style-name="Table8.A4" office:value-type="string">
            <text:p text:style-name="P37">(ဂ) အိမ်ထောင်ဖက်</text:p>
          </table:table-cell>
          <table:table-cell table:style-name="Table8.B4" office:value-type="string">
            <text:list xml:id="list3771677344" text:style-name="L7">
              <text:list-item>
                <text:p text:style-name="P12"><draw:custom-shape text:anchor-type="paragraph" draw:z-index="9" draw:name="Shape2_2" draw:style-name="gr3" draw:text-style-name="P60" svg:width="0.1976in" svg:height="0.1969in" svg:x="0.1839in" svg:y="0.1016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ရှိ။</text:span></text:p>
              </text:list-item>
            </text:list>
          </table:table-cell>
          <table:table-cell table:style-name="Table8.C4" office:value-type="string">
            <text:p text:style-name="P13"><draw:custom-shape text:anchor-type="paragraph" draw:z-index="10" draw:name="Shape2_0" draw:style-name="gr3" draw:text-style-name="P60" svg:width="0.1976in" svg:height="0.1969in" svg:x="0.1839in" svg:y="0.101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<text:s text:c="3"/></text:span><text:span text:style-name="T18"><text:s text:c="10"/></text:span><text:span text:style-name="T17">မရှိ။</text:span></text:p>
          </table:table-cell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41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11"> </text:span></text:p>
          </table:table-cell>
          <table:covered-table-cell/>
          <table:covered-table-cell/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4" office:value-type="string">
            <text:p text:style-name="P37">(ဂ) အိမ်ထောင်ဖက်</text:p>
          </table:table-cell>
          <table:table-cell table:style-name="Table8.B4" office:value-type="string">
            <text:p text:style-name="P13"><draw:custom-shape text:anchor-type="paragraph" draw:z-index="12" draw:name="Shape2_3" draw:style-name="gr3" draw:text-style-name="P60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<text:s/></text:span><text:span text:style-name="T18"><text:s text:c="12"/></text:span><text:span text:style-name="T17">ရှိ။</text:span></text:p>
          </table:table-cell>
          <table:table-cell table:style-name="Table8.C4" office:value-type="string">
            <text:list xml:id="list3312533749" text:style-name="L2">
              <text:list-item>
                <text:p text:style-name="P11"><draw:custom-shape text:anchor-type="paragraph" draw:z-index="11" draw:name="Shape2_1" draw:style-name="gr3" draw:text-style-name="P60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မရှိ။</text:span></text:p>
              </text:list-item>
            </text:list>
          </table:table-cell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41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25">(ဃ) ခံစားခွင့်ရှိသည့် သား/သမီး <text:span text:style-name="T29"><text:s/>( <text:s text:c="2"/></text:span><text:span text:style-name="T4"><text:user-field-get text:name="py3o.o.children">children</text:user-field-get></text:span><text:span text:style-name="T29"><text:s text:c="4"/>) </text:span><text:span text:style-name="T22"><text:s/>ဦး ရှိပါသည်။</text:span></text:p>
            <text:p text:style-name="P24">(င) ဝန်ထမ်းနှင့် အိမ်ထောင်ဖက်အတွက် အသက်အာမခံပရီမီယံ </text:p>
            <text:p text:style-name="P25"><text:span text:style-name="T29"><text:s text:c="6"/>ပေးသွင်းငွေ</text:span><text:span text:style-name="T30"> <text:s text:c="2"/></text:span><text:span text:style-name="T6"><text:text-input text:description="py3o://function=&quot;o._get_premium_fee()&quot;">insu_fee</text:text-input></text:span><text:span text:style-name="T30"><text:s/></text:span><text:span text:style-name="T25"><text:s/></text:span><text:span text:style-name="T29">ကျပ်</text:span></text:p>
            <text:p text:style-name="P24">(စ) လူမှုဖူလုံရေး ရန်ပုံငွေသို့ ပေးသွင်းရန်<text:span text:style-name="T29">နုတ်ယူခြင်းခံရသည့်</text:span></text:p>
            <text:p text:style-name="P25"><text:span text:style-name="T29"><text:s text:c="5"/>ငွေ <text:s text:c="3"/></text:span><text:span text:style-name="T6"><text:text-input text:description="py3o://function=&quot;o._get_ssb_fee()&quot;">ssb_fee</text:text-input></text:span><text:span text:style-name="T6"><text:s/></text:span><text:span text:style-name="T29"><text:s text:c="2"/>ကျပ် ဖြစ်ပါသည်။</text:span></text:p>
            <text:p text:style-name="P24">အထက်ပါ အချက်အလက်များ မှန်ကန်ပါသည်။</text:p>
          </table:table-cell>
          <table:covered-table-cell/>
          <table:covered-table-cell/>
          <table:table-cell table:style-name="Table8.D1" office:value-type="string">
            <text:p text:style-name="P53"/>
          </table:table-cell>
          <table:table-cell table:style-name="Table8.A2" office:value-type="string">
            <text:p text:style-name="P30"><text:span text:style-name="T16">လက်မှတ် </text:span></text:p>
            <text:p text:style-name="P22"><draw:line text:anchor-type="paragraph" draw:z-index="13" draw:name="Shape3_9" draw:style-name="gr1" draw:text-style-name="P58" svg:x1="0.5535in" svg:y1="-0.0693in" svg:x2="3.4472in" svg:y2="-0.0685in"><text:p/></draw:line>အမည် <text:s text:c="2"/><text:span text:style-name="T3"><text:user-field-get text:name="py3o.o.company_id.hr_head_id.name">hr_head</text:user-field-get></text:span></text:p>
            <text:p text:style-name="P22"><draw:line text:anchor-type="paragraph" draw:z-index="14" draw:name="Shape3_15" draw:style-name="gr1" draw:text-style-name="P58" svg:x1="0.498in" svg:y1="-0.0472in" svg:x2="3.4496in" svg:y2="-0.0472in"><text:p/></draw:line><draw:line text:anchor-type="paragraph" draw:z-index="15" draw:name="Shape3_10" draw:style-name="gr1" draw:text-style-name="P58" svg:x1="0.5087in" svg:y1="0.1756in" svg:x2="3.4602in" svg:y2="0.1756in"><text:p/></draw:line>တာဝန်<text:span text:style-name="T32"> <text:s text:c="2"/></text:span><text:span text:style-name="T3"><text:user-field-get text:name="py3o.o.company_id.hr_head_id.job_id.name">hr_head_job_name</text:user-field-get></text:span><text:span text:style-name="T3"><text:s/>, </text:span><text:span text:style-name="T3"><text:user-field-get text:name="py3o.o.company_id.hr_head_id.department_id.name">department_name</text:user-field-get></text:span></text:p>
            <text:p text:style-name="P22"><text:span text:style-name="T32">နိုင်ငံသားစိစစ်ရေးကတ်ပြားအမှတ် <text:s/></text:span><text:span text:style-name="T3"><text:user-field-get text:name="py3o.o.company_id.hr_head_id.nrc">nrc</text:user-field-get></text:span></text:p>
            <text:p text:style-name="P22"><draw:line text:anchor-type="paragraph" draw:z-index="16" draw:name="Shape3_11" draw:style-name="gr1" draw:text-style-name="P58" svg:x1="1.8638in" svg:y1="-0.05in" svg:x2="3.4681in" svg:y2="-0.05in"><text:p/></draw:line><draw:line text:anchor-type="paragraph" draw:z-index="17" draw:name="Shape3_12" draw:style-name="gr1" draw:text-style-name="P58" svg:x1="1.8535in" svg:y1="0.2374in" svg:x2="3.4992in" svg:y2="0.2374in"><text:p/></draw:line><text:span text:style-name="T32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21"><draw:line text:anchor-type="paragraph" draw:z-index="18" draw:name="Shape3_13" draw:style-name="gr1" draw:text-style-name="P59" svg:x1="1.6138in" svg:y1="0.2417in" svg:x2="3.5008in" svg:y2="0.2417in"><text:p/></draw:line><text:span text:style-name="T32">လက်မှတ် ထုတ်ပေးသည့်‌နေ့</text:span></text:p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10">နုတ်ယူခြင်းခံရသူ၏လက်မှတ်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table-cell table:style-name="Table8.A2" office:value-type="string">
            <text:p text:style-name="P50">(ရက် <text:s text:c="2"/>/ <text:s text:c="2"/>လ <text:s text:c="2"/>/ <text:s text:c="2"/>နှစ် <text:s text:c="2"/>) <text:s/><text:span text:style-name="T31"><text:s text:c="9"/></text:span></text:p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15">သတိပေးချက်</text:p>
          </table:table-cell>
          <table:covered-table-cell/>
          <table:covered-table-cell/>
          <table:table-cell table:style-name="Table8.D1" office:value-type="string">
            <text:p text:style-name="P48"/>
          </table:table-cell>
          <table:table-cell table:style-name="Table8.A2" office:value-type="string">
            <text:p text:style-name="P16">ရှင်းလင်းချက်</text:p>
          </table:table-cell>
        </table:table-row>
        <table:table-row table:style-name="TableLine2776646634176">
          <table:table-cell table:style-name="Table8.A12" table:number-columns-spanned="3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</text:p>
            <text:p text:style-name="P44">[အခွန်ဆိုင်ရာ စီမံအုပ်ချုပ်မှု ဥပဒေ ပုဒ်မ ၇၄၊ ပုဒ်မခွဲ (ဂ)]</text:p>
            <text:p text:style-name="P2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table-cell table:style-name="Table8.A12" office:value-type="string">
            <text:p text:style-name="P4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3">၃။ <text:span text:style-name="T24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43">၄။ <text:span text:style-name="T24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9">၅။ <text:span text:style-name="T24">လက်မှတ်တို</text:span> စာတိုင်နှင့် <text:span text:style-name="T24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Line2776661364912">
          <table:table-cell table:style-name="Table9.A1" office:value-type="string">
            <text:p text:style-name="P14"><text:span text:style-name="T24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/>ဖြတ်မျဥ်းရေးဆွဲ၍ ပယ်ဖျက်ရမည် ဖြစ်ပါသည်။</text:p>
          </table:table-cell>
        </table:table-row>
      </table:table>
      <text:p text:style-name="P4"><text:soft-page-break/><text:a xlink:type="simple" xlink:href="py3o:///for" text:style-name="Internet_20_link" text:visited-style-name="Visited_20_Internet_20_Link"><text:span text:style-name="T1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20%" draw:distance="1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3:39:48.656000000</dc:date>
    <meta:editing-duration>PT1H39M56S</meta:editing-duration>
    <meta:editing-cycles>24</meta:editing-cycles>
    <meta:generator>LibreOffice/6.4.7.2$Windows_X86_64 LibreOffice_project/639b8ac485750d5696d7590a72ef1b496725cfb5</meta:generator>
    <meta:document-statistic meta:table-count="9" meta:image-count="0" meta:object-count="0" meta:page-count="3" meta:paragraph-count="86" meta:word-count="337" meta:character-count="2460" meta:non-whitespace-character-count="2118"/>
  </office:meta>
</office:document-meta>
</file>